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2f4" officeooo:paragraph-rsid="0019c2f4"/>
    </style:style>
    <style:style style:name="P2" style:family="paragraph" style:parent-style-name="Standard">
      <style:text-properties officeooo:rsid="001ab9b9" officeooo:paragraph-rsid="001ab9b9"/>
    </style:style>
    <style:style style:name="P3" style:family="paragraph" style:parent-style-name="Standard">
      <style:paragraph-properties fo:text-align="start" style:justify-single-word="false"/>
      <style:text-properties officeooo:rsid="001ab9b9" officeooo:paragraph-rsid="001ab9b9"/>
    </style:style>
    <style:style style:name="P4" style:family="paragraph" style:parent-style-name="Standard" style:list-style-name="L2">
      <style:text-properties officeooo:rsid="001ab9b9" officeooo:paragraph-rsid="001ab9b9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9c2f4" officeooo:paragraph-rsid="0019c2f4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officeooo:rsid="001ab9b9" officeooo:paragraph-rsid="001ab9b9" style:font-size-asian="14pt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quisitos Tutor</text:p>
      <text:p text:style-name="P1"/>
      <text:p text:style-name="P6">Utilización de aprendizaje no supervisado para identificar tipos de actividad / Estudio del Heart Rate → Análisis de Series Temporales</text:p>
      <text:list xml:id="list2448590439" text:style-name="L2">
        <text:list-item>
          <text:p text:style-name="P4">Fecha de solicitud: 22/05/2023</text:p>
        </text:list-item>
      </text:list>
      <text:p text:style-name="P3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9:23:14.973684619</meta:creation-date>
    <dc:date>2023-05-27T19:28:16.821643573</dc:date>
    <meta:editing-duration>PT5M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4" meta:word-count="27" meta:character-count="182" meta:non-whitespace-character-count="158"/>
  </office:meta>
</office:document-meta>
</file>